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23.95mm"/>
    </style:style>
    <style:style style:name="co14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14.43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budge9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0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" table:default-cell-style-name="ce1"/>
        <table:table-column table:style-name="co5" table:default-cell-style-name="ce1"/>
        <table:table-column table:style-name="co20" table:default-cell-style-name="ce1"/>
        <table:table-column table:style-name="co16" table:number-columns-repeated="989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46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37985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0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34042 </text:p>
          </table:table-cell>
          <table:table-cell office:value-type="string" calcext:value-type="string">
            <text:p><text:s/>0 4 3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2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30758 </text:p>
          </table:table-cell>
          <table:table-cell office:value-type="string" calcext:value-type="string">
            <text:p><text:s/>0 4 3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2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34375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6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36469 </text:p>
          </table:table-cell>
          <table:table-cell office:value-type="string" calcext:value-type="string">
            <text:p><text:s/>0 4 1 3 5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1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155175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1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166099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1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200814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1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204085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198251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.165516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.164692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.174422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.188039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.201556 </text:p>
          </table:table-cell>
          <table:table-cell office:value-type="string" calcext:value-type="string">
            <text:p><text:s/>0 4 2 1 5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2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0.036428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6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0.03960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0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0.035833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5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0.034756 </text:p>
          </table:table-cell>
          <table:table-cell office:value-type="string" calcext:value-type="string">
            <text:p><text:s/>0 4 3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4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0.033518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.102779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.105001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4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.095752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1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.101561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9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.103508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0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18873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5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18006 </text:p>
          </table:table-cell>
          <table:table-cell office:value-type="string" calcext:value-type="string">
            <text:p><text:s/>0 4 3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0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17069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8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17176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05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16805 </text:p>
          </table:table-cell>
          <table:table-cell office:value-type="string" calcext:value-type="string">
            <text:p><text:s/>0 4 3 2 5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10.000000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0.014528 </text:p>
          </table:table-cell>
          <table:table-cell office:value-type="string" calcext:value-type="string">
            <text:p><text:s/>0 5 4 1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2.000000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0.013645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7.000000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0.015788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8.000000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0.012822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0.014798 </text:p>
          </table:table-cell>
          <table:table-cell office:value-type="string" calcext:value-type="string">
            <text:p><text:s/>0 4 3 1 5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4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.017188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8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.017360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.017174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3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.019100 </text:p>
          </table:table-cell>
          <table:table-cell office:value-type="string" calcext:value-type="string">
            <text:p><text:s/>0 4 3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3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.018323 </text:p>
          </table:table-cell>
          <table:table-cell office:value-type="string" calcext:value-type="string">
            <text:p><text:s/>0 4 3 2 5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8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17383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05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18558 </text:p>
          </table:table-cell>
          <table:table-cell office:value-type="string" calcext:value-type="string">
            <text:p><text:s/>0 4 3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5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16686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4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19413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90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018695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4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018157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0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017972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0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016037 </text:p>
          </table:table-cell>
          <table:table-cell office:value-type="string" calcext:value-type="string">
            <text:p><text:s/>0 5 2 4 3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5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015865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90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016579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1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.072076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1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.077499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1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.061662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95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.089125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1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.067742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1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335274 </text:p>
          </table:table-cell>
          <table:table-cell office:value-type="string" calcext:value-type="string">
            <text:p><text:s/>0 4 1 3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9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410797 </text:p>
          </table:table-cell>
          <table:table-cell office:value-type="string" calcext:value-type="string">
            <text:p><text:s/>0 4 1 3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3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39794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1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346625 </text:p>
          </table:table-cell>
          <table:table-cell office:value-type="string" calcext:value-type="string">
            <text:p><text:s/>0 4 1 3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4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356548 </text:p>
          </table:table-cell>
          <table:table-cell office:value-type="string" calcext:value-type="string">
            <text:p><text:s/>0 4 1 3 2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13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826823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3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895505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3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750035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884958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793848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1.000000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.068516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1.000000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.066090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1.000000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.068517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95.000000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.069031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1.000000 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.078324 </text:p>
          </table:table-cell>
          <table:table-cell office:value-type="string" calcext:value-type="string">
            <text:p><text:s/>0 3 2 1 5 0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671721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710033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3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830315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654522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13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702518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9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081118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9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077972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9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072693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9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079082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9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075630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0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013202 </text:p>
          </table:table-cell>
          <table:table-cell office:value-type="string" calcext:value-type="string">
            <text:p><text:s/>0 4 5 3 2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2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012398 </text:p>
          </table:table-cell>
          <table:table-cell office:value-type="string" calcext:value-type="string">
            <text:p><text:s/>0 4 2 3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1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013372 </text:p>
          </table:table-cell>
          <table:table-cell office:value-type="string" calcext:value-type="string">
            <text:p><text:s/>0 3 5 2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8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013823 </text:p>
          </table:table-cell>
          <table:table-cell office:value-type="string" calcext:value-type="string">
            <text:p><text:s/>0 5 2 3 4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013102 </text:p>
          </table:table-cell>
          <table:table-cell office:value-type="string" calcext:value-type="string">
            <text:p><text:s/>0 4 5 2 3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7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115183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7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122448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6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110623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16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112894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1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118952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9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090726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9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088708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9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093664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9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076745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9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087940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7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.113461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1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.125601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.117158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7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.133211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1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.110818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3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169240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4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20406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3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172948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53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192148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3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21473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3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.190692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3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.185050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9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.187437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3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.177538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33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.176867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4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173888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18159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19235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4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181362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3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163267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34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19245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3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195389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3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164717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33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173215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54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206301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3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.182033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3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.185424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4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.181492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3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.180261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33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.192171 </text:p>
          </table:table-cell>
          <table:table-cell office:value-type="string" calcext:value-type="string">
            <text:p><text:s/>0 4 1 2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0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.735580 </text:p>
          </table:table-cell>
          <table:table-cell office:value-type="string" calcext:value-type="string">
            <text:p><text:s/>0 6 5 2 7 3 0 1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3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3.091625 </text:p>
          </table:table-cell>
          <table:table-cell office:value-type="string" calcext:value-type="string">
            <text:p><text:s/>0 6 5 2 7 3 0 4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8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.877305 </text:p>
          </table:table-cell>
          <table:table-cell office:value-type="string" calcext:value-type="string">
            <text:p><text:s/>0 6 5 2 3 7 0 4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0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.939376 </text:p>
          </table:table-cell>
          <table:table-cell office:value-type="string" calcext:value-type="string">
            <text:p><text:s/>0 6 5 2 7 3 0 4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6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2.791555 </text:p>
          </table:table-cell>
          <table:table-cell office:value-type="string" calcext:value-type="string">
            <text:p><text:s/>0 6 5 2 3 7 0 4 1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53.815199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43.602833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66.107197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69.676686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71.211395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48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65.875686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6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67.944531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6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76.055396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2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65.801053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2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74.797901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0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4.902730 </text:p>
          </table:table-cell>
          <table:table-cell office:value-type="string" calcext:value-type="string">
            <text:p><text:s/>0 6 5 2 7 3 0 4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9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4.000855 </text:p>
          </table:table-cell>
          <table:table-cell office:value-type="string" calcext:value-type="string">
            <text:p><text:s/>0 6 5 2 7 3 0 1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8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4.327407 </text:p>
          </table:table-cell>
          <table:table-cell office:value-type="string" calcext:value-type="string">
            <text:p><text:s/>0 6 5 2 3 7 0 1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47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5.058218 </text:p>
          </table:table-cell>
          <table:table-cell office:value-type="string" calcext:value-type="string">
            <text:p><text:s/>0 6 5 2 7 3 0 4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4.223289 </text:p>
          </table:table-cell>
          <table:table-cell office:value-type="string" calcext:value-type="string">
            <text:p><text:s/>0 6 5 2 3 7 0 4 1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6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67.355435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75.580410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8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75.653706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69.576867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8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79.483327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60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1.839702 </text:p>
          </table:table-cell>
          <table:table-cell office:value-type="string" calcext:value-type="string">
            <text:p><text:s/>0 2 1 5 7 6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0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1.849419 </text:p>
          </table:table-cell>
          <table:table-cell office:value-type="string" calcext:value-type="string">
            <text:p><text:s/>0 2 1 5 7 6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7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1.826207 </text:p>
          </table:table-cell>
          <table:table-cell office:value-type="string" calcext:value-type="string">
            <text:p><text:s/>0 4 6 7 5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5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.099313 </text:p>
          </table:table-cell>
          <table:table-cell office:value-type="string" calcext:value-type="string">
            <text:p><text:s/>0 4 7 5 6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.206673 </text:p>
          </table:table-cell>
          <table:table-cell office:value-type="string" calcext:value-type="string">
            <text:p><text:s/>0 4 6 7 5 1 2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55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.006225 </text:p>
          </table:table-cell>
          <table:table-cell office:value-type="string" calcext:value-type="string">
            <text:p><text:s/>0 4 7 5 6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0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1.817358 </text:p>
          </table:table-cell>
          <table:table-cell office:value-type="string" calcext:value-type="string">
            <text:p><text:s/>0 4 7 5 6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7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1.825375 </text:p>
          </table:table-cell>
          <table:table-cell office:value-type="string" calcext:value-type="string">
            <text:p><text:s/>0 4 6 7 5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7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.303049 </text:p>
          </table:table-cell>
          <table:table-cell office:value-type="string" calcext:value-type="string">
            <text:p><text:s/>0 4 6 7 5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67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.104608 </text:p>
          </table:table-cell>
          <table:table-cell office:value-type="string" calcext:value-type="string">
            <text:p><text:s/>0 4 6 7 5 1 2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51.000000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.418739 </text:p>
          </table:table-cell>
          <table:table-cell office:value-type="string" calcext:value-type="string">
            <text:p><text:s/>0 7 5 1 3 2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51.000000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.121373 </text:p>
          </table:table-cell>
          <table:table-cell office:value-type="string" calcext:value-type="string">
            <text:p><text:s/>0 7 5 1 3 2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57.000000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1.878058 </text:p>
          </table:table-cell>
          <table:table-cell office:value-type="string" calcext:value-type="string">
            <text:p><text:s/>0 7 5 1 3 2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0.000000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.215683 </text:p>
          </table:table-cell>
          <table:table-cell office:value-type="string" calcext:value-type="string">
            <text:p><text:s/>0 7 5 1 3 2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1.000000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.033145 </text:p>
          </table:table-cell>
          <table:table-cell office:value-type="string" calcext:value-type="string">
            <text:p><text:s/>0 7 5 1 3 2 4 0 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49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124.906124 </text:p>
          </table:table-cell>
          <table:table-cell office:value-type="string" calcext:value-type="string">
            <text:p><text:s/>0 4 6 7 3 1 2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7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1.949919 </text:p>
          </table:table-cell>
          <table:table-cell office:value-type="string" calcext:value-type="string">
            <text:p><text:s/>0 2 1 4 6 5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9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117.582008 </text:p>
          </table:table-cell>
          <table:table-cell office:value-type="string" calcext:value-type="string">
            <text:p><text:s/>0 4 6 7 3 1 2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49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127.660112 </text:p>
          </table:table-cell>
          <table:table-cell office:value-type="string" calcext:value-type="string">
            <text:p><text:s/>0 4 6 7 3 1 2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49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132.833943 </text:p>
          </table:table-cell>
          <table:table-cell office:value-type="string" calcext:value-type="string">
            <text:p><text:s/>0 4 6 7 3 1 2 0 5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55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12.782529 </text:p>
          </table:table-cell>
          <table:table-cell office:value-type="string" calcext:value-type="string">
            <text:p><text:s/>0 2 3 4 6 5 7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55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12.269609 </text:p>
          </table:table-cell>
          <table:table-cell office:value-type="string" calcext:value-type="string">
            <text:p><text:s/>0 2 3 4 6 5 7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55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27.855977 </text:p>
          </table:table-cell>
          <table:table-cell office:value-type="string" calcext:value-type="string">
            <text:p><text:s/>0 2 3 4 6 5 7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5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97.011846 </text:p>
          </table:table-cell>
          <table:table-cell office:value-type="string" calcext:value-type="string">
            <text:p><text:s/>0 2 3 4 6 5 7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54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109.660779 </text:p>
          </table:table-cell>
          <table:table-cell office:value-type="string" calcext:value-type="string">
            <text:p><text:s/>0 2 3 4 6 5 7 0 1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4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1.571964 </text:p>
          </table:table-cell>
          <table:table-cell office:value-type="string" calcext:value-type="string">
            <text:p><text:s/>0 7 1 2 4 5 0 3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7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1.394426 </text:p>
          </table:table-cell>
          <table:table-cell office:value-type="string" calcext:value-type="string">
            <text:p><text:s/>0 7 5 1 2 4 0 3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3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1.229582 </text:p>
          </table:table-cell>
          <table:table-cell office:value-type="string" calcext:value-type="string">
            <text:p><text:s/>0 5 7 1 2 4 0 3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4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1.403758 </text:p>
          </table:table-cell>
          <table:table-cell office:value-type="string" calcext:value-type="string">
            <text:p><text:s/>0 7 1 2 4 5 0 3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8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1.631092 </text:p>
          </table:table-cell>
          <table:table-cell office:value-type="string" calcext:value-type="string">
            <text:p><text:s/>0 7 1 5 2 4 0 6 3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8.000000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42.091343 </text:p>
          </table:table-cell>
          <table:table-cell office:value-type="string" calcext:value-type="string">
            <text:p><text:s/>0 7 1 2 6 5 0 3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5.000000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46.587735 </text:p>
          </table:table-cell>
          <table:table-cell office:value-type="string" calcext:value-type="string">
            <text:p><text:s/>0 1 2 6 5 7 0 3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8.000000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40.862235 </text:p>
          </table:table-cell>
          <table:table-cell office:value-type="string" calcext:value-type="string">
            <text:p><text:s/>0 7 1 2 6 5 0 3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4.000000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48.582503 </text:p>
          </table:table-cell>
          <table:table-cell office:value-type="string" calcext:value-type="string">
            <text:p><text:s/>0 7 1 6 2 5 0 3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3.000000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47.698994 </text:p>
          </table:table-cell>
          <table:table-cell office:value-type="string" calcext:value-type="string">
            <text:p><text:s/>0 5 7 1 2 6 0 4 3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5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00.507710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5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66.191761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5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55.910879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5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31.274994 </text:p>
          </table:table-cell>
          <table:table-cell office:value-type="string" calcext:value-type="string">
            <text:p><text:s/>0 5 3 6 1 7 0 2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5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47.304281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1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5.824008 </text:p>
          </table:table-cell>
          <table:table-cell office:value-type="string" calcext:value-type="string">
            <text:p><text:s/>0 5 2 4 3 7 0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6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6.729836 </text:p>
          </table:table-cell>
          <table:table-cell office:value-type="string" calcext:value-type="string">
            <text:p><text:s/>0 5 2 4 3 7 0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4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6.848323 </text:p>
          </table:table-cell>
          <table:table-cell office:value-type="string" calcext:value-type="string">
            <text:p><text:s/>0 7 3 4 2 5 0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0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5.392727 </text:p>
          </table:table-cell>
          <table:table-cell office:value-type="string" calcext:value-type="string">
            <text:p><text:s/>0 7 3 4 2 5 0 1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6.823721 </text:p>
          </table:table-cell>
          <table:table-cell office:value-type="string" calcext:value-type="string">
            <text:p><text:s/>0 5 2 4 3 7 0 1 6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5.000000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352.728267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5.000000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344.264117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5.000000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355.116906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5.000000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356.878300 </text:p>
          </table:table-cell>
          <table:table-cell office:value-type="string" calcext:value-type="string">
            <text:p><text:s/>0 5 3 6 1 7 0 4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5.000000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363.473519 </text:p>
          </table:table-cell>
          <table:table-cell office:value-type="string" calcext:value-type="string">
            <text:p><text:s/>0 5 3 6 1 7 0 2 4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7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84.083428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7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83.797814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7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67.686621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7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60.983994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7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81.416519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80.160473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111.730014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110.530327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95.195489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91.724366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2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2.344015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8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7.023236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2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.267799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2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3.360076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9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2.004646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9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6.020829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2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22.749097 </text:p>
          </table:table-cell>
          <table:table-cell office:value-type="string" calcext:value-type="string">
            <text:p><text:s/>0 1 5 4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7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5.410627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7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81.728727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7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87.085195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9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91.902918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9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90.488781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9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94.718388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9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98.119057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9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98.009315 </text:p>
          </table:table-cell>
          <table:table-cell office:value-type="string" calcext:value-type="string">
            <text:p><text:s/>0 7 1 4 5 3 2 0 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9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373.293583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9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369.537984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9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361.875791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9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390.367368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9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401.851820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378.615072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379.003404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405.640881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9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361.432848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1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51.808046 </text:p>
          </table:table-cell>
          <table:table-cell office:value-type="string" calcext:value-type="string">
            <text:p><text:s/>0 1 5 4 7 2 3 0 6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7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0.371889 </text:p>
          </table:table-cell>
          <table:table-cell office:value-type="string" calcext:value-type="string">
            <text:p><text:s/>0 1 6 4 7 2 3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6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9.407933 </text:p>
          </table:table-cell>
          <table:table-cell office:value-type="string" calcext:value-type="string">
            <text:p><text:s/>0 1 6 4 2 7 3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0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1.778524 </text:p>
          </table:table-cell>
          <table:table-cell office:value-type="string" calcext:value-type="string">
            <text:p><text:s/>0 1 6 4 7 2 3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3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3.013340 </text:p>
          </table:table-cell>
          <table:table-cell office:value-type="string" calcext:value-type="string">
            <text:p><text:s/>0 1 6 4 7 2 3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8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12.538923 </text:p>
          </table:table-cell>
          <table:table-cell office:value-type="string" calcext:value-type="string">
            <text:p><text:s/>0 1 6 4 7 2 3 0 5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1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48.676320 </text:p>
          </table:table-cell>
          <table:table-cell office:value-type="string" calcext:value-type="string">
            <text:p><text:s/>0 1 5 4 7 2 3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9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65.840773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2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49.435141 </text:p>
          </table:table-cell>
          <table:table-cell office:value-type="string" calcext:value-type="string">
            <text:p><text:s/>0 3 5 4 1 7 2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9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66.999989 </text:p>
          </table:table-cell>
          <table:table-cell office:value-type="string" calcext:value-type="string">
            <text:p><text:s/>0 3 7 5 1 6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2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1.351009 </text:p>
          </table:table-cell>
          <table:table-cell office:value-type="string" calcext:value-type="string">
            <text:p><text:s/>0 1 4 5 6 3 0 2 7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9.000000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117.379475 </text:p>
          </table:table-cell>
          <table:table-cell office:value-type="string" calcext:value-type="string">
            <text:p><text:s/>0 1 5 4 7 2 6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.000000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94.141365 </text:p>
          </table:table-cell>
          <table:table-cell office:value-type="string" calcext:value-type="string">
            <text:p><text:s/>0 1 5 4 7 2 6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9.000000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109.615209 </text:p>
          </table:table-cell>
          <table:table-cell office:value-type="string" calcext:value-type="string">
            <text:p><text:s/>0 1 5 4 7 2 6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6.000000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112.967276 </text:p>
          </table:table-cell>
          <table:table-cell office:value-type="string" calcext:value-type="string">
            <text:p><text:s/>0 1 5 4 7 2 6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6.000000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115.343443 </text:p>
          </table:table-cell>
          <table:table-cell office:value-type="string" calcext:value-type="string">
            <text:p><text:s/>0 1 5 4 7 2 6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30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.038814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0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1.749655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7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1.647203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8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1.588422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7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1.468873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32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.775698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7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.833015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1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.833064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.882894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8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1.649542 </text:p>
          </table:table-cell>
          <table:table-cell office:value-type="string" calcext:value-type="string">
            <text:p><text:s/>0 3 4 5 1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81.568875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84.050894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69.672071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81.686243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76.812786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2.000000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1.465320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1.000000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1.864230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065815 </text:p>
          </table:table-cell>
          <table:table-cell office:value-type="string" calcext:value-type="string">
            <text:p><text:s/>0 4 5 1 0 2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1.000000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.094153 </text:p>
          </table:table-cell>
          <table:table-cell office:value-type="string" calcext:value-type="string">
            <text:p><text:s/>0 5 1 4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8.000000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1.648963 </text:p>
          </table:table-cell>
          <table:table-cell office:value-type="string" calcext:value-type="string">
            <text:p><text:s/>0 3 4 5 1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7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68.222481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7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77.212888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7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81.496966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7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86.248379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7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82.388271 </text:p>
          </table:table-cell>
          <table:table-cell office:value-type="string" calcext:value-type="string">
            <text:p><text:s/>0 3 4 2 1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3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061981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0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072564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0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061549 </text:p>
          </table:table-cell>
          <table:table-cell office:value-type="string" calcext:value-type="string">
            <text:p><text:s/>0 1 5 2 4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1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061140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6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084692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1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.145619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.163084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5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.160588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0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.134453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4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.145218 </text:p>
          </table:table-cell>
          <table:table-cell office:value-type="string" calcext:value-type="string">
            <text:p><text:s/>0 4 2 3 1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8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073928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7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075282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2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064929 </text:p>
          </table:table-cell>
          <table:table-cell office:value-type="string" calcext:value-type="string">
            <text:p><text:s/>0 1 5 2 4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070805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064679 </text:p>
          </table:table-cell>
          <table:table-cell office:value-type="string" calcext:value-type="string">
            <text:p><text:s/>0 4 5 2 1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8.000000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.088873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2.000000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.075570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2.000000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.077723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47.000000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.085954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0.000000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.069342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7.000000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.070666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8.000000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.070993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5.000000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.065225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2.000000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.062544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7.000000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.068991 </text:p>
          </table:table-cell>
          <table:table-cell office:value-type="string" calcext:value-type="string">
            <text:p><text:s/>0 4 2 5 1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5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.571898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7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.677973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7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.746268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9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.764138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.668401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7.000000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0.567028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9.000000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0.642260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5.000000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0.658891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93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018770 </text:p>
          </table:table-cell>
          <table:table-cell office:value-type="string" calcext:value-type="string">
            <text:p><text:s/>0 3 4 5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8.000000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0.554432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1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647016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1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569751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1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584558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7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687904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611277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8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669961 </text:p>
          </table:table-cell>
          <table:table-cell office:value-type="string" calcext:value-type="string">
            <text:p><text:s/>0 3 1 4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8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570580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5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633476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1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668016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575426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1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569019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7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019430 </text:p>
          </table:table-cell>
          <table:table-cell office:value-type="string" calcext:value-type="string">
            <text:p><text:s/>0 4 3 5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1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020396 </text:p>
          </table:table-cell>
          <table:table-cell office:value-type="string" calcext:value-type="string">
            <text:p><text:s/>0 5 4 3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1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566508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582262 </text:p>
          </table:table-cell>
          <table:table-cell office:value-type="string" calcext:value-type="string">
            <text:p><text:s/>0 5 3 1 4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4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.314487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4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.230218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1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.308249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4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.138144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6.000000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1.142573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1.000000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9.235318 </text:p>
          </table:table-cell>
          <table:table-cell office:value-type="string" calcext:value-type="string">
            <text:p><text:s/>0 3 4 1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4.000000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8.277548 </text:p>
          </table:table-cell>
          <table:table-cell office:value-type="string" calcext:value-type="string">
            <text:p><text:s/>0 3 4 1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4.000000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8.482725 </text:p>
          </table:table-cell>
          <table:table-cell office:value-type="string" calcext:value-type="string">
            <text:p><text:s/>0 3 4 1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1.000000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8.883218 </text:p>
          </table:table-cell>
          <table:table-cell office:value-type="string" calcext:value-type="string">
            <text:p><text:s/>0 3 4 1 2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1.000000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8.910820 </text:p>
          </table:table-cell>
          <table:table-cell office:value-type="string" calcext:value-type="string">
            <text:p><text:s/>0 3 4 1 2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6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.162606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6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.329297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0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.450234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9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.203087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2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1.246738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1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.265687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1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.040739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6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.104017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6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.309982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1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.363283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7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1.176390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4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1.070998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9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1.277966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7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1.139822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86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1.162685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0.000000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.125701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9.000000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.129494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0.000000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.150164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7.000000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.108493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3.000000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.122708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6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3.129169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6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.673124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6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.624282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6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.204794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.522923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0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244905 </text:p>
          </table:table-cell>
          <table:table-cell office:value-type="string" calcext:value-type="string">
            <text:p><text:s/>0 4 1 3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1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233180 </text:p>
          </table:table-cell>
          <table:table-cell office:value-type="string" calcext:value-type="string">
            <text:p><text:s/>0 4 1 3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5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227940 </text:p>
          </table:table-cell>
          <table:table-cell office:value-type="string" calcext:value-type="string">
            <text:p><text:s/>0 4 5 1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7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244694 </text:p>
          </table:table-cell>
          <table:table-cell office:value-type="string" calcext:value-type="string">
            <text:p><text:s/>0 4 3 5 1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0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246529 </text:p>
          </table:table-cell>
          <table:table-cell office:value-type="string" calcext:value-type="string">
            <text:p><text:s/>0 4 1 3 5 0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3.000000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.101152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6.000000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.113541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6.000000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.121252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5.000000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.148035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6.000000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.124311 </text:p>
          </table:table-cell>
          <table:table-cell office:value-type="string" calcext:value-type="string">
            <text:p><text:s/>0 2 4 1 5 0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3.103984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6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.689308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6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.789182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6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.438293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6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3.051686 </text:p>
          </table:table-cell>
          <table:table-cell office:value-type="string" calcext:value-type="string">
            <text:p><text:s/>0 2 4 1 3 0 5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2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64.687506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6.527946 </text:p>
          </table:table-cell>
          <table:table-cell office:value-type="string" calcext:value-type="string">
            <text:p><text:s/>0 4 3 2 7 5 0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9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4.962316 </text:p>
          </table:table-cell>
          <table:table-cell office:value-type="string" calcext:value-type="string">
            <text:p><text:s/>0 5 2 7 3 4 0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9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6.126161 </text:p>
          </table:table-cell>
          <table:table-cell office:value-type="string" calcext:value-type="string">
            <text:p><text:s/>0 5 2 7 3 4 0 1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9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6.064393 </text:p>
          </table:table-cell>
          <table:table-cell office:value-type="string" calcext:value-type="string">
            <text:p><text:s/>0 5 7 2 3 4 0 6 1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5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69.835533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9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87.622227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9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99.914750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5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85.200181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4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66.093893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4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1.385862 </text:p>
          </table:table-cell>
          <table:table-cell office:value-type="string" calcext:value-type="string">
            <text:p><text:s/>0 5 2 6 1 7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8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83.028395 </text:p>
          </table:table-cell>
          <table:table-cell office:value-type="string" calcext:value-type="string">
            <text:p><text:s/>0 5 6 1 7 2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0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76.294630 </text:p>
          </table:table-cell>
          <table:table-cell office:value-type="string" calcext:value-type="string">
            <text:p><text:s/>0 5 6 1 7 2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2.144847 </text:p>
          </table:table-cell>
          <table:table-cell office:value-type="string" calcext:value-type="string">
            <text:p><text:s/>0 5 6 1 7 2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70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0.971579 </text:p>
          </table:table-cell>
          <table:table-cell office:value-type="string" calcext:value-type="string">
            <text:p><text:s/>0 5 6 1 7 2 4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6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6.160967 </text:p>
          </table:table-cell>
          <table:table-cell office:value-type="string" calcext:value-type="string">
            <text:p><text:s/>0 4 3 2 5 7 0 1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3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6.095174 </text:p>
          </table:table-cell>
          <table:table-cell office:value-type="string" calcext:value-type="string">
            <text:p><text:s/>0 4 3 2 7 5 0 6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0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6.161071 </text:p>
          </table:table-cell>
          <table:table-cell office:value-type="string" calcext:value-type="string">
            <text:p><text:s/>0 5 7 2 3 4 0 1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3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5.629458 </text:p>
          </table:table-cell>
          <table:table-cell office:value-type="string" calcext:value-type="string">
            <text:p><text:s/>0 5 7 2 3 4 0 1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5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5.697801 </text:p>
          </table:table-cell>
          <table:table-cell office:value-type="string" calcext:value-type="string">
            <text:p><text:s/>0 4 3 2 7 5 0 1 6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9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60.951566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9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82.413929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4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62.657563 </text:p>
          </table:table-cell>
          <table:table-cell office:value-type="string" calcext:value-type="string">
            <text:p><text:s/>0 3 2 6 1 7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9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65.305089 </text:p>
          </table:table-cell>
          <table:table-cell office:value-type="string" calcext:value-type="string">
            <text:p><text:s/>0 4 3 2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1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62.339304 </text:p>
          </table:table-cell>
          <table:table-cell office:value-type="string" calcext:value-type="string">
            <text:p><text:s/>0 3 2 6 1 7 4 0 5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4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52.912420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.000000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2.650778 </text:p>
          </table:table-cell>
          <table:table-cell office:value-type="string" calcext:value-type="string">
            <text:p><text:s/>0 1 6 5 7 2 0 4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8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78.43283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03.604591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5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211.324451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4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378.798570 </text:p>
          </table:table-cell>
          <table:table-cell office:value-type="string" calcext:value-type="string">
            <text:p><text:s/>0 1 6 5 7 2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4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363.240600 </text:p>
          </table:table-cell>
          <table:table-cell office:value-type="string" calcext:value-type="string">
            <text:p><text:s/>0 1 6 5 7 2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4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366.816682 </text:p>
          </table:table-cell>
          <table:table-cell office:value-type="string" calcext:value-type="string">
            <text:p><text:s/>0 1 6 5 7 2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9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373.032928 </text:p>
          </table:table-cell>
          <table:table-cell office:value-type="string" calcext:value-type="string">
            <text:p><text:s/>0 1 6 5 4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4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362.462250 </text:p>
          </table:table-cell>
          <table:table-cell office:value-type="string" calcext:value-type="string">
            <text:p><text:s/>0 1 6 5 7 2 4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8.000000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364.092151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8.000000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360.896084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8.000000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373.073279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4.000000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405.919182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4.000000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393.854385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0.000000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372.727836 </text:p>
          </table:table-cell>
          <table:table-cell office:value-type="string" calcext:value-type="string">
            <text:p><text:s/>0 4 6 5 3 7 2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4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.287515 </text:p>
          </table:table-cell>
          <table:table-cell office:value-type="string" calcext:value-type="string">
            <text:p><text:s/>0 2 7 3 5 6 0 1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1.000000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377.441018 </text:p>
          </table:table-cell>
          <table:table-cell office:value-type="string" calcext:value-type="string">
            <text:p><text:s/>0 4 6 5 3 7 2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3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.503821 </text:p>
          </table:table-cell>
          <table:table-cell office:value-type="string" calcext:value-type="string">
            <text:p><text:s/>0 6 5 3 7 2 0 4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4.000000 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362.633652 </text:p>
          </table:table-cell>
          <table:table-cell office:value-type="string" calcext:value-type="string">
            <text:p><text:s/>0 4 7 2 3 5 6 0 1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8.000000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362.729911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8.000000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373.941504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8.000000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384.848522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8.000000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410.252746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4.000000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363.912486 </text:p>
          </table:table-cell>
          <table:table-cell office:value-type="string" calcext:value-type="string">
            <text:p><text:s/>0 1 6 5 3 7 4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3.394037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8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2.204563 </text:p>
          </table:table-cell>
          <table:table-cell office:value-type="string" calcext:value-type="string">
            <text:p><text:s/>0 2 1 7 3 5 0 6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3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8.341978 </text:p>
          </table:table-cell>
          <table:table-cell office:value-type="string" calcext:value-type="string">
            <text:p><text:s/>0 2 1 7 3 5 0 4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62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1.387759 </text:p>
          </table:table-cell>
          <table:table-cell office:value-type="string" calcext:value-type="string">
            <text:p><text:s/>0 2 1 7 3 5 0 4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5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1.037308 </text:p>
          </table:table-cell>
          <table:table-cell office:value-type="string" calcext:value-type="string">
            <text:p><text:s/>0 2 1 7 3 5 0 6 4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409.723509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76.621554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6.953641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9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3.020871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5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90.437505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8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408.491602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84.653071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9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65.211218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8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88.087811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5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402.603256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45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572999 </text:p>
          </table:table-cell>
          <table:table-cell office:value-type="string" calcext:value-type="string">
            <text:p><text:s/>0 5 7 1 2 0 4 3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71.000000 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33.998748 </text:p>
          </table:table-cell>
          <table:table-cell office:value-type="string" calcext:value-type="string">
            <text:p><text:s/>0 2 1 7 3 5 0 4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9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698816 </text:p>
          </table:table-cell>
          <table:table-cell office:value-type="string" calcext:value-type="string">
            <text:p><text:s/>0 2 1 7 5 0 3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7.000000 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39.932315 </text:p>
          </table:table-cell>
          <table:table-cell office:value-type="string" calcext:value-type="string">
            <text:p><text:s/>0 2 1 7 3 5 0 6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20.000000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609222 </text:p>
          </table:table-cell>
          <table:table-cell office:value-type="string" calcext:value-type="string">
            <text:p><text:s/>0 5 7 1 2 0 4 6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9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410.020733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5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97.745541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5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79.894022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66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61.741978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9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418.450566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0.000000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.169378 </text:p>
          </table:table-cell>
          <table:table-cell office:value-type="string" calcext:value-type="string">
            <text:p><text:s/>0 5 1 6 7 3 0 2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0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61.985584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3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74.527120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62.625711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38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61.019877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5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82.849856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9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70.453287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5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64.796392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4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60.282746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3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60.352365 </text:p>
          </table:table-cell>
          <table:table-cell office:value-type="string" calcext:value-type="string">
            <text:p><text:s/>0 5 6 4 1 3 7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5.000000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370.983010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42.000000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367.040138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9.000000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3.826103 </text:p>
          </table:table-cell>
          <table:table-cell office:value-type="string" calcext:value-type="string">
            <text:p><text:s/>0 7 2 1 3 5 0 6 4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369.722697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5.000000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368.327965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45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2.530861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5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2.174771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5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4.646068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49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2.256476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3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69.207912 </text:p>
          </table:table-cell>
          <table:table-cell office:value-type="string" calcext:value-type="string">
            <text:p><text:s/>0 1 2 6 7 3 5 0 4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7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60.693772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7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61.165184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9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66.036296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5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49.552431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7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64.121446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3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02.056725 </text:p>
          </table:table-cell>
          <table:table-cell office:value-type="string" calcext:value-type="string">
            <text:p><text:s/>0 1 7 6 4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4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08.343270 </text:p>
          </table:table-cell>
          <table:table-cell office:value-type="string" calcext:value-type="string">
            <text:p><text:s/>0 1 7 6 4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3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93.219084 </text:p>
          </table:table-cell>
          <table:table-cell office:value-type="string" calcext:value-type="string">
            <text:p><text:s/>0 1 7 6 4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3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86.824290 </text:p>
          </table:table-cell>
          <table:table-cell office:value-type="string" calcext:value-type="string">
            <text:p><text:s/>0 1 7 6 4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4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82.209011 </text:p>
          </table:table-cell>
          <table:table-cell office:value-type="string" calcext:value-type="string">
            <text:p><text:s/>0 1 7 6 4 3 5 0 2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13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377.572681 </text:p>
          </table:table-cell>
          <table:table-cell office:value-type="string" calcext:value-type="string">
            <text:p><text:s/>0 1 4 2 7 6 5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378.548772 </text:p>
          </table:table-cell>
          <table:table-cell office:value-type="string" calcext:value-type="string">
            <text:p><text:s/>0 6 1 4 2 7 5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6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361.227128 </text:p>
          </table:table-cell>
          <table:table-cell office:value-type="string" calcext:value-type="string">
            <text:p><text:s/>0 1 4 2 7 6 5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3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363.944413 </text:p>
          </table:table-cell>
          <table:table-cell office:value-type="string" calcext:value-type="string">
            <text:p><text:s/>0 1 4 2 7 6 5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2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379.279179 </text:p>
          </table:table-cell>
          <table:table-cell office:value-type="string" calcext:value-type="string">
            <text:p><text:s/>0 1 4 2 7 6 5 0 3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4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70.421848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1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88.208487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4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61.975675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4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410.556274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4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83.774150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4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361.594911 </text:p>
          </table:table-cell>
          <table:table-cell office:value-type="string" calcext:value-type="string">
            <text:p><text:s/>0 4 6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9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363.372291 </text:p>
          </table:table-cell>
          <table:table-cell office:value-type="string" calcext:value-type="string">
            <text:p><text:s/>0 4 6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4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367.429367 </text:p>
          </table:table-cell>
          <table:table-cell office:value-type="string" calcext:value-type="string">
            <text:p><text:s/>0 4 6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2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374.861848 </text:p>
          </table:table-cell>
          <table:table-cell office:value-type="string" calcext:value-type="string">
            <text:p><text:s/>0 4 6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2.000000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362.163347 </text:p>
          </table:table-cell>
          <table:table-cell office:value-type="string" calcext:value-type="string">
            <text:p><text:s/>0 4 6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24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0.756366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4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6.464742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4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2.137025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4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85.994120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1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7.255796 </text:p>
          </table:table-cell>
          <table:table-cell office:value-type="string" calcext:value-type="string">
            <text:p><text:s/>0 4 6 7 2 3 5 0 1 <text:s/>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4:56:43.125000000</dc:date>
    <meta:editing-duration>PT1M37S</meta:editing-duration>
    <meta:editing-cycles>2</meta:editing-cycles>
    <meta:generator>LibreOffice/6.2.4.2$Windows_X86_64 LibreOffice_project/2412653d852ce75f65fbfa83fb7e7b669a126d64</meta:generator>
    <meta:document-statistic meta:table-count="1" meta:cell-count="3535" meta:object-count="0"/>
  </office:meta>
</office:document-meta>
</file>